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Node.invoke( Environment env , Invoke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ransform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Node.TransformNode( String name , VariableResolver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